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5.662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Vlan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Nombre de Pc</text:p>
          </table:table-cell>
          <table:table-cell office:value-type="string" table:style-name="ce1">
            <text:p>Plage adresse IP</text:p>
          </table:table-cell>
          <table:table-cell office:value-type="string" table:style-name="ce1">
            <text:p>CIDR</text:p>
          </table:table-cell>
          <table:table-cell office:value-type="string" table:style-name="ce1">
            <text:p>Masque de sous réseau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99" table:style-name="ce1">
            <text:p>99</text:p>
          </table:table-cell>
          <table:table-cell office:value-type="string" table:style-name="ce1">
            <text:p>Administration</text:p>
          </table:table-cell>
          <table:table-cell table:style-name="ce1"/>
          <table:table-cell office:value-type="string" table:style-name="ce1">
            <text:p>192.168.99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string" table:style-name="ce1">
            <text:p>Logistique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20.0</text:p>
          </table:table-cell>
          <table:table-cell office:value-type="string" office:string-value="/24" table:formula="of:=[.G9]" table:style-name="ce1">
            <text:p>/24</text:p>
          </table:table-cell>
          <table:table-cell office:value-type="string" office:string-value="255.255.255.0" table:formula="of:=[.H9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0" table:style-name="ce1">
            <text:p>30</text:p>
          </table:table-cell>
          <table:table-cell office:value-type="string" table:style-name="ce1">
            <text:p>Informatique_support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30.0</text:p>
          </table:table-cell>
          <table:table-cell office:value-type="string" office:string-value="/24" table:formula="of:=[.G10]" table:style-name="ce1">
            <text:p>/24</text:p>
          </table:table-cell>
          <table:table-cell office:value-type="string" office:string-value="255.255.255.0" table:formula="of:=[.H10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0" table:style-name="ce1">
            <text:p>40</text:p>
          </table:table-cell>
          <table:table-cell office:value-type="string" table:style-name="ce1">
            <text:p>Comptabilité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40.0</text:p>
          </table:table-cell>
          <table:table-cell office:value-type="string" office:string-value="/24" table:formula="of:=[.G11]" table:style-name="ce1">
            <text:p>/24</text:p>
          </table:table-cell>
          <table:table-cell office:value-type="string" office:string-value="255.255.255.0" table:formula="of:=[.H11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0" table:style-name="ce1">
            <text:p>50</text:p>
          </table:table-cell>
          <table:table-cell office:value-type="string" table:style-name="ce1">
            <text:p>Secrétariat</text:p>
          </table:table-cell>
          <table:table-cell office:value-type="string" table:style-name="ce1">
            <text:p>14 pc</text:p>
          </table:table-cell>
          <table:table-cell office:value-type="string" table:style-name="ce1">
            <text:p>192.168.50.0</text:p>
          </table:table-cell>
          <table:table-cell office:value-type="string" office:string-value="/24" table:formula="of:=[.G12]" table:style-name="ce1">
            <text:p>/24</text:p>
          </table:table-cell>
          <table:table-cell office:value-type="string" office:string-value="255.255.255.0" table:formula="of:=[.H12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0" table:style-name="ce1">
            <text:p>60</text:p>
          </table:table-cell>
          <table:table-cell office:value-type="string" table:style-name="ce1">
            <text:p>Recherche et developpement</text:p>
          </table:table-cell>
          <table:table-cell office:value-type="string" table:style-name="ce1">
            <text:p>144 pc</text:p>
          </table:table-cell>
          <table:table-cell office:value-type="string" table:style-name="ce1">
            <text:p>192.168.59.0</text:p>
          </table:table-cell>
          <table:table-cell office:value-type="string" table:style-name="ce1">
            <text:p>/23</text:p>
          </table:table-cell>
          <table:table-cell office:value-type="string" table:style-name="ce1">
            <text:p>255.255.254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0" table:style-name="ce1">
            <text:p>70</text:p>
          </table:table-cell>
          <table:table-cell office:value-type="string" table:style-name="ce1">
            <text:p>Direction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70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0" table:style-name="ce1">
            <text:p>80</text:p>
          </table:table-cell>
          <table:table-cell office:value-type="string" table:style-name="ce1">
            <text:p>RH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80.0</text:p>
          </table:table-cell>
          <table:table-cell office:value-type="string" office:string-value="/24" table:formula="of:=[.G15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0" table:style-name="ce1">
            <text:p>90</text:p>
          </table:table-cell>
          <table:table-cell office:value-type="string" table:style-name="ce1">
            <text:p>Sercretariat_direction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90.0</text:p>
          </table:table-cell>
          <table:table-cell office:value-type="string" office:string-value="/24" table:formula="of:=[.G16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00" table:style-name="ce1">
            <text:p>100</text:p>
          </table:table-cell>
          <table:table-cell office:value-type="string" table:style-name="ce1">
            <text:p>Communication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100.0</text:p>
          </table:table-cell>
          <table:table-cell office:value-type="string" office:string-value="/24" table:formula="of:=[.G17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10" table:style-name="ce1">
            <text:p>110</text:p>
          </table:table-cell>
          <table:table-cell office:value-type="string" table:style-name="ce1">
            <text:p>Support_clients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110.0</text:p>
          </table:table-cell>
          <table:table-cell office:value-type="string" office:string-value="/24" table:formula="of:=[.G18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20" table:style-name="ce1">
            <text:p>120</text:p>
          </table:table-cell>
          <table:table-cell office:value-type="string" table:style-name="ce1">
            <text:p>Informatique_dev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120.0</text:p>
          </table:table-cell>
          <table:table-cell office:value-type="string" office:string-value="/24" table:formula="of:=[.G19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30" table:style-name="ce1">
            <text:p>130</text:p>
          </table:table-cell>
          <table:table-cell office:value-type="string" table:style-name="ce1">
            <text:p>Informatique_infrastructure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130.0</text:p>
          </table:table-cell>
          <table:table-cell office:value-type="string" office:string-value="/24" table:formula="of:=[.G20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40" table:style-name="ce1">
            <text:p>140</text:p>
          </table:table-cell>
          <table:table-cell office:value-type="string" table:style-name="ce1">
            <text:p>commerciaux</text:p>
          </table:table-cell>
          <table:table-cell office:value-type="string" table:style-name="ce1">
            <text:p>5 pc</text:p>
          </table:table-cell>
          <table:table-cell office:value-type="string" table:style-name="ce1">
            <text:p>192.168.140.0</text:p>
          </table:table-cell>
          <table:table-cell office:value-type="string" office:string-value="/24" table:formula="of:=[.G21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lage d'adresse réservé aux matériels</text:p>
          </table:table-cell>
          <table:table-cell table:style-name="ce1"/>
          <table:table-cell office:value-type="string" table:style-name="ce1">
            <text:p>192.168.10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guillaume</meta:initial-creator>
    <dc:creator>guillaume</dc:creator>
    <meta:creation-date>2019-04-08T07:25:52Z</meta:creation-date>
    <dc:date>2019-04-09T08:22:15Z</dc:date>
  </office:meta>
</office:document-meta>
</file>